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371cm" fo:min-width="24.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65cm" style:use-optimal-column-width="false"/>
    </style:style>
    <style:style style:name="co2" style:family="table-column">
      <style:table-column-properties style:column-width="2.51cm" style:use-optimal-column-width="false"/>
    </style:style>
    <style:style style:name="co3" style:family="table-column">
      <style:table-column-properties style:column-width="2.515cm" style:use-optimal-column-width="false"/>
    </style:style>
    <style:style style:name="co4" style:family="table-column">
      <style:table-column-properties style:column-width="2.5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039cm"/>
    </style:style>
    <style:style style:name="ce1" style:family="table-cell">
      <style:graphic-properties draw:fill="solid" draw:fill-color="#ffffff" style:repeat="repeat"/>
      <style:paragraph-properties fo:border="0.001cm solid #000000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10pt" style:font-size-asian="10pt" style:font-size-complex="10pt"/>
    </style:style>
    <style:style style:name="ce3" style:family="table-cell">
      <style:graphic-properties draw:fill="solid" draw:fill-color="#ffffff" style:repeat="repeat"/>
      <style:paragraph-properties fo:text-align="center" fo:border="0.001cm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solid" draw:fill-color="#ffffff" style:repeat="repeat"/>
      <style:paragraph-properties fo:text-align="center" fo:border="0.001cm solid #000000"/>
      <style:text-properties fo:font-size="10pt" style:font-size-asian="10pt" style:font-size-complex="10pt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000000" fo:border-top="0.001cm solid #000000" fo:border-bottom="none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0.001cm solid #000000" fo:border-bottom="none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>
      <style:graphic-properties draw:fill="none" style:repeat="repeat"/>
      <style:paragraph-properties fo:text-align="start" fo:border="0.001cm solid #000000"/>
      <style:text-properties fo:font-size="10pt" style:font-size-asian="10pt" style:font-size-complex="10pt"/>
    </style:style>
    <style:style style:name="ce8" style:family="table-cell">
      <style:graphic-properties draw:fill="none" style:repeat="repeat"/>
      <style:paragraph-properties fo:text-align="center" fo:border="0.001cm solid #000000"/>
      <style:text-properties fo:font-size="10pt" style:font-size-asian="10pt" style:font-size-complex="10pt"/>
    </style:style>
    <style:style style:name="ce9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0.001cm solid #000000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5cm" svg:height="0.725cm" svg:x="3.5cm" svg:y="2cm">
          <draw:text-box>
            <text:p><text:span text:style-name="T1">Lista taustaobjekteista, puut, seinät, ovet, vesi...</text:span></text:p>
          </draw:text-box>
        </draw:frame>
        <draw:frame draw:style-name="gr1" draw:text-style-name="P1" draw:layer="layout" svg:width="19.5cm" svg:height="0.725cm" svg:x="3.5cm" svg:y="3.275cm">
          <draw:text-box>
            <text:p><text:span text:style-name="T1">Lista pelaajahahmoista, pelaaja, NPC, ...</text:span></text:p>
          </draw:text-box>
        </draw:frame>
        <draw:rect draw:style-name="gr2" draw:text-style-name="P2" draw:layer="layout" svg:width="4.5cm" svg:height="3.5cm" svg:x="2.5cm" svg:y="7cm">
          <text:p/>
        </draw:rect>
        <draw:rect draw:style-name="gr2" draw:text-style-name="P2" draw:layer="layout" svg:width="4.5cm" svg:height="3.5cm" svg:x="10.5cm" svg:y="7cm">
          <text:p/>
        </draw:rect>
        <draw:frame draw:style-name="gr1" draw:text-style-name="P1" draw:layer="layout" svg:width="4cm" svg:height="7.361cm" svg:x="17cm" svg:y="1.587cm">
          <draw:text-box>
            <text:p><text:span text:style-name="T1">Puut</text:span></text:p>
            <text:p><text:span text:style-name="T1">Vesi</text:span></text:p>
            <text:p><text:span text:style-name="T1">Kallio</text:span></text:p>
            <text:p><text:span text:style-name="T1">Ruoho</text:span></text:p>
            <text:p><text:span text:style-name="T1">Seinä</text:span></text:p>
            <text:p><text:span text:style-name="T1">Ovi</text:span></text:p>
            <text:p><text:span text:style-name="T1">Ikkuna</text:span></text:p>
            <text:p><text:span text:style-name="T1">Pöytä</text:span></text:p>
            <text:p><text:span text:style-name="T1">kynttilä</text:span></text:p>
            <text:p><text:span text:style-name="T1">Triggeri</text:span></text:p>
            <text:p><text:span text:style-name="T1">Npc örkki</text:span></text:p>
            <text:p><text:span text:style-name="T1">Npc ihminen</text:span></text:p>
            <text:p><text:span text:style-name="T1">Npc lintu</text:span></text:p>
            <text:p><text:span text:style-name="T1">Pelaajahahmo</text:span></text:p>
            <text:p><text:span text:style-name="T1">Pelattava örkki</text:span></text:p>
          </draw:text-box>
        </draw:frame>
        <draw:custom-shape draw:style-name="gr3" draw:text-style-name="P3" draw:layer="layout" svg:width="3cm" svg:height="3cm" svg:x="2cm" svg:y="11cm">
          <text:p text:style-name="P2"><text:span text:style-name="T2">sd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3" draw:layer="layout" svg:width="4cm" svg:height="1cm" svg:x="22cm" svg:y="12cm">
          <text:p text:style-name="P2"><text:span text:style-name="T2">imageCell</text:span></text:p>
        </draw:rect>
        <draw:rect draw:style-name="gr4" draw:text-style-name="P3" draw:layer="layout" svg:width="5cm" svg:height="1cm" svg:x="20cm" svg:y="15.5cm">
          <text:p text:style-name="P2"><text:span text:style-name="T2">rawImageRepository</text:span></text:p>
        </draw:rect>
        <draw:rect draw:style-name="gr4" draw:text-style-name="P3" draw:layer="layout" svg:width="4cm" svg:height="1cm" svg:x="22cm" svg:y="10cm">
          <text:p text:style-name="P2"><text:span text:style-name="T2">imageCellLoop</text:span></text:p>
        </draw:rect>
        <draw:g>
          <draw:rect draw:style-name="gr4" draw:text-style-name="P3" draw:layer="layout" svg:width="4cm" svg:height="1cm" svg:x="21.5cm" svg:y="18cm">
            <text:p text:style-name="P2"><text:span text:style-name="T2">Kuva.png</text:span></text:p>
          </draw:rect>
          <draw:rect draw:style-name="gr4" draw:text-style-name="P3" draw:layer="layout" svg:width="4cm" svg:height="1cm" svg:x="21cm" svg:y="17.5cm">
            <text:p text:style-name="P2"><text:span text:style-name="T2">Kuva.png</text:span></text:p>
          </draw:rect>
        </draw:g>
        <draw:line draw:style-name="gr5" draw:text-style-name="P2" draw:layer="layout" svg:x1="24.5cm" svg:y1="17.5cm" svg:x2="24cm" svg:y2="16.5cm">
          <text:p/>
        </draw:line>
        <draw:line draw:style-name="gr5" draw:text-style-name="P2" draw:layer="layout" svg:x1="22.5cm" svg:y1="15.5cm" svg:x2="24.5cm" svg:y2="13cm">
          <text:p/>
        </draw:line>
        <draw:line draw:style-name="gr5" draw:text-style-name="P2" draw:layer="layout" svg:x1="24.5cm" svg:y1="12cm" svg:x2="24.5cm" svg:y2="11cm">
          <text:p/>
        </draw:line>
        <draw:rect draw:style-name="gr4" draw:text-style-name="P3" draw:layer="layout" svg:width="4cm" svg:height="1cm" svg:x="9cm" svg:y="13cm">
          <text:p text:style-name="P2"><text:span text:style-name="T2">playerCharacter</text:span></text:p>
        </draw:rect>
        <draw:frame draw:style-name="gr6" draw:text-style-name="P1" draw:layer="layout" svg:width="8.5cm" svg:height="1.725cm" svg:x="3.5cm" svg:y="4.275cm">
          <draw:text-box>
            <text:p><text:span text:style-name="T1">Lista taustaobjekteista, puut, seinät, ovet, vesi...</text:span></text:p>
          </draw:text-box>
        </draw:frame>
        <draw:frame draw:style-name="gr1" draw:text-style-name="P1" draw:layer="layout" svg:width="6.5cm" svg:height="0.725cm" svg:x="2cm" svg:y="6.5cm">
          <draw:text-box>
            <text:p><text:span text:style-name="T1">Lista animaatiosilmukoista</text:span></text:p>
          </draw:text-box>
        </draw:frame>
        <draw:frame draw:style-name="gr7" draw:text-style-name="P1" draw:layer="layout" svg:width="5cm" svg:height="2cm" svg:x="21.5cm" svg:y="2cm">
          <draw:text-box>
            <text:p><text:span text:style-name="T1">Kartta</text:span></text:p>
            <text:p><text:span text:style-name="T1">Inforuutu</text:span></text:p>
            <text:p><text:span text:style-name="T1">tekstinsyöteikkun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26.174cm" svg:height="13.147cm" svg:x="1.359cm" svg:y="1.5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<text:span text:style-name="T3">animoitu</text:span></text:p>
              </table:table-cell>
              <table:table-cell>
                <text:p><text:span text:style-name="T4">Staattinen, ei liiku ollenkaan</text:span></text:p>
              </table:table-cell>
              <table:table-cell>
                <text:p><text:span text:style-name="T4">Onko logiikkaa</text:span></text:p>
              </table:table-cell>
              <table:table-cell>
                <text:p><text:span text:style-name="T4">Ohjaako pelaaja</text:span></text:p>
              </table:table-cell>
              <table:table-cell>
                <text:p><text:span text:style-name="T3">Moves on ground</text:span></text:p>
              </table:table-cell>
              <table:table-cell>
                <text:p><text:span text:style-name="T3">Moves on water</text:span></text:p>
              </table:table-cell>
              <table:table-cell>
                <text:p><text:span text:style-name="T3">Blocks vision</text:span></text:p>
              </table:table-cell>
              <table:table-cell>
                <text:p><text:span text:style-name="T3">Blocks movement</text:span></text:p>
              </table:table-cell>
              <table:table-cell table:style-name="ce2"/>
            </table:table-row>
            <table:table-row table:style-name="ro2" table:default-cell-style-name="ce4">
              <table:table-cell table:style-name="ce1">
                <text:p><text:span text:style-name="T3">puu</text:span></text:p>
              </table:table-cell>
              <table:table-cell table:style-name="ce3"/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/>
              <table:table-cell/>
              <table:table-cell/>
              <table:table-cell/>
              <table:table-cell>
                <text:p text:style-name="P2"><text:span text:style-name="T4">x</text:span></text:p>
              </table:table-cell>
              <table:table-cell/>
            </table:table-row>
            <table:table-row table:style-name="ro2" table:default-cell-style-name="ce4">
              <table:table-cell table:style-name="ce1">
                <text:p><text:span text:style-name="T3">kivi</text:span></text:p>
              </table:table-cell>
              <table:table-cell table:style-name="ce3"/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/>
              <table:table-cell/>
              <table:table-cell/>
              <table:table-cell/>
              <table:table-cell>
                <text:p text:style-name="P2"><text:span text:style-name="T4">x</text:span></text:p>
              </table:table-cell>
              <table:table-cell/>
            </table:table-row>
            <table:table-row table:style-name="ro2" table:default-cell-style-name="ce4">
              <table:table-cell table:style-name="ce1">
                <text:p><text:span text:style-name="T3">vesi</text:span></text:p>
              </table:table-cell>
              <table:table-cell table:style-name="ce3">
                <text:p text:style-name="P2"><text:span text:style-name="T3">x</text:span></text:p>
              </table:table-cell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1">
                <text:p><text:span text:style-name="T3">ruoho</text:span></text:p>
              </table:table-cell>
              <table:table-cell table:style-name="ce3"/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1">
                <text:p><text:span text:style-name="T3">kallio</text:span></text:p>
              </table:table-cell>
              <table:table-cell table:style-name="ce3"/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1">
                <text:p><text:span text:style-name="T3">seinä</text:span></text:p>
              </table:table-cell>
              <table:table-cell table:style-name="ce3"/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/>
              <table:table-cell/>
              <table:table-cell/>
              <table:table-cell>
                <text:p text:style-name="P2"><text:span text:style-name="T4">x</text:span></text:p>
              </table:table-cell>
              <table:table-cell>
                <text:p text:style-name="P2"><text:span text:style-name="T4">x</text:span></text:p>
              </table:table-cell>
              <table:table-cell/>
            </table:table-row>
            <table:table-row table:style-name="ro2" table:default-cell-style-name="ce4">
              <table:table-cell table:style-name="ce1">
                <text:p><text:span text:style-name="T3">ovi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>
                <text:p text:style-name="P2"><text:span text:style-name="T4">X (ehkä sulkeutuu itsestään jonkun ajan kuluttua)</text:span></text:p>
              </table:table-cell>
              <table:table-cell/>
              <table:table-cell/>
              <table:table-cell/>
              <table:table-cell>
                <text:p text:style-name="P2"><text:span text:style-name="T4">X?</text:span></text:p>
              </table:table-cell>
              <table:table-cell>
                <text:p text:style-name="P2"><text:span text:style-name="T4">X?</text:span></text:p>
              </table:table-cell>
              <table:table-cell/>
            </table:table-row>
            <table:table-row table:style-name="ro2" table:default-cell-style-name="ce4">
              <table:table-cell table:style-name="ce1">
                <text:p><text:span text:style-name="T3">ikkuna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"><text:span text:style-name="T4">x</text:span></text:p>
              </table:table-cell>
              <table:table-cell/>
            </table:table-row>
            <table:table-row table:style-name="ro2" table:default-cell-style-name="ce4">
              <table:table-cell table:style-name="ce1">
                <text:p><text:span text:style-name="T3">pöytä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2">
                <text:p><text:span text:style-name="T4">kynttilä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2">
                <text:p><text:span text:style-name="T4">trigger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2">
                <text:p><text:span text:style-name="T4">timer</text:span></text:p>
              </table:table-cell>
              <table:table-cell>
                <text:p text:style-name="P2"><text:span text:style-name="T4">x</text:span></text:p>
              </table:table-cell>
              <table:table-cell>
                <text:p text:style-name="P2"><text:span text:style-name="T4">x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2">
                <text:p><text:span text:style-name="T4">Npc hirviö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/>
              <table:table-cell/>
              <table:table-cell>
                <text:p text:style-name="P2"><text:span text:style-name="T4">x</text:span></text:p>
              </table:table-cell>
              <table:table-cell/>
            </table:table-row>
            <table:table-row table:style-name="ro2" table:default-cell-style-name="ce4">
              <table:table-cell table:style-name="ce2">
                <text:p><text:span text:style-name="T4">Npc ihminen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/>
              <table:table-cell/>
              <table:table-cell>
                <text:p text:style-name="P2"><text:span text:style-name="T4">x</text:span></text:p>
              </table:table-cell>
              <table:table-cell/>
            </table:table-row>
            <table:table-row table:style-name="ro2" table:default-cell-style-name="ce4">
              <table:table-cell table:style-name="ce2">
                <text:p><text:span text:style-name="T4">Npc lintu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>
                <text:p text:style-name="P2"><text:span text:style-name="T4">x</text:span></text:p>
              </table:table-cell>
              <table:table-cell/>
            </table:table-row>
            <table:table-row table:style-name="ro2" table:default-cell-style-name="ce4">
              <table:table-cell table:style-name="ce1">
                <text:p><text:span text:style-name="T4">pelajahahmo</text:span></text:p>
              </table:table-cell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>
                <text:p text:style-name="P2"><text:span text:style-name="T3">x?</text:span></text:p>
              </table:table-cell>
              <table:table-cell table:style-name="ce3">
                <text:p text:style-name="P2"><text:span text:style-name="T3">x</text:span></text:p>
              </table:table-cell>
              <table:table-cell>
                <text:p text:style-name="P2"><text:span text:style-name="T4">x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1">
                <text:p><text:span text:style-name="T4">Pelattava hirviö</text:span></text:p>
              </table:table-cell>
              <table:table-cell table:style-name="ce3">
                <text:p text:style-name="P2"><text:span text:style-name="T3">x</text:span></text:p>
              </table:table-cell>
              <table:table-cell table:style-name="ce3"/>
              <table:table-cell table:style-name="ce3">
                <text:p text:style-name="P2"><text:span text:style-name="T3">x?</text:span></text:p>
              </table:table-cell>
              <table:table-cell table:style-name="ce3"/>
              <table:table-cell>
                <text:p text:style-name="P2"><text:span text:style-name="T4">x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13.609cm" svg:height="9.02cm" svg:x="1.359cm" svg:y="1.5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/>
              <table:table-cell>
                <text:p><text:span text:style-name="T5">difficulty</text:span>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>
                <text:p><text:span text:style-name="T5">vesistö</text:span></text:p>
              </table:table-cell>
              <table:table-cell>
                <text:p><text:span text:style-name="T5">maa</text:span></text:p>
              </table:table-cell>
              <table:table-cell>
                <text:p><text:span text:style-name="T5">ilma</text:span></text:p>
              </table:table-cell>
              <table:table-cell/>
            </table:table-row>
            <table:table-row table:style-name="ro3" table:default-cell-style-name="ce3">
              <table:table-cell table:style-name="ce1">
                <text:p><text:span text:style-name="T5">Tasanko / tie</text:span></text:p>
              </table:table-cell>
              <table:table-cell/>
              <table:table-cell>
                <text:p text:style-name="P2"><text:span text:style-name="T6">1</text:span></text:p>
              </table:table-cell>
              <table:table-cell/>
              <table:table-cell/>
            </table:table-row>
            <table:table-row table:style-name="ro4" table:default-cell-style-name="ce3">
              <table:table-cell table:style-name="ce1">
                <text:p><text:span text:style-name="T6">Kivikko / harva metsä</text:span></text:p>
              </table:table-cell>
              <table:table-cell/>
              <table:table-cell>
                <text:p text:style-name="P2"><text:span text:style-name="T6">2</text:span></text:p>
              </table:table-cell>
              <table:table-cell/>
              <table:table-cell/>
            </table:table-row>
            <table:table-row table:style-name="ro4" table:default-cell-style-name="ce3">
              <table:table-cell table:style-name="ce1">
                <text:p><text:span text:style-name="T6">Vaikea vuoristo / tiheä metsä</text:span></text:p>
              </table:table-cell>
              <table:table-cell/>
              <table:table-cell>
                <text:p text:style-name="P2"><text:span text:style-name="T6">3</text:span></text:p>
              </table:table-cell>
              <table:table-cell/>
              <table:table-cell/>
            </table:table-row>
            <table:table-row table:style-name="ro4" table:default-cell-style-name="ce3">
              <table:table-cell table:style-name="ce1">
                <text:p><text:span text:style-name="T6">Puro, soutuvene tai kävellen</text:span></text:p>
              </table:table-cell>
              <table:table-cell>
                <text:p text:style-name="P2"><text:span text:style-name="T6">1</text:span></text:p>
              </table:table-cell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><text:span text:style-name="T6">Joki / matala vesistö</text:span></text:p>
              </table:table-cell>
              <table:table-cell>
                <text:p text:style-name="P2"><text:span text:style-name="T6">2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 table:style-name="ce1">
                <text:p><text:span text:style-name="T6">meri</text:span></text:p>
              </table:table-cell>
              <table:table-cell>
                <text:p text:style-name="P2"><text:span text:style-name="T6">3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 table:style-name="ce1">
                <text:p><text:span text:style-name="T5">suo</text:span></text:p>
              </table:table-cell>
              <table:table-cell>
                <text:p text:style-name="P2"><text:span text:style-name="T5">1</text:span></text:p>
              </table:table-cell>
              <table:table-cell>
                <text:p text:style-name="P2"><text:span text:style-name="T5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layer="layout" svg:width="12.5cm" svg:height="9.621cm" svg:x="15.5cm" svg:y="1.879cm">
          <draw:text-box>
            <text:p>Hevosella pääsee maalla nopeammin kuin kävellen, hevonen ei mene vuoristossa, eikä suossa. Jakkihärkä menee vuoristossa. Ilman jakkihärkää pelaajalla pitää olla gappling-hook että pääsee vuorelle. </text:p>
            <text:p>Puroissa voi mennä soutuveneellä ja kävellä yli. </text:p>
            <text:p>Lentävällä matolla voi mennä mihin vain paitsi merelle. Soutuveneellä voi menä puroon ja matalaan veteen muttei merelle. Laivalla ei voi mennä purossa, eikä matalassa vedessä. </text:p>
            <text:p>Lentäessä näkee metsien ja kallioiden yli, muttei tietenkään seinien läpi.</text:p>
            <text:p/>
          </draw:text-box>
        </draw:frame>
        <draw:frame draw:style-name="standard" draw:layer="layout" svg:width="26.174cm" svg:height="7.14cm" svg:x="1.27cm" svg:y="12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><text:span text:style-name="T5">vesistö</text:span></text:p>
              </table:table-cell>
              <table:table-cell>
                <text:p><text:span text:style-name="T5">maa</text:span></text:p>
              </table:table-cell>
              <table:table-cell>
                <text:p><text:span text:style-name="T5">ilma</text:span></text:p>
              </table:table-cell>
              <table:table-cell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3">
              <table:table-cell table:style-name="ce1">
                <text:p><text:span text:style-name="T5">kävely</text:span></text:p>
              </table:table-cell>
              <table:table-cell>
                <text:p text:style-name="P2"><text:span text:style-name="T5">1</text:span></text:p>
              </table:table-cell>
              <table:table-cell>
                <text:p text:style-name="P2"><text:span text:style-name="T5">1-2,(3?)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 table:style-name="ce5">
                <text:p><text:span text:style-name="T6">hevonen</text:span></text:p>
              </table:table-cell>
              <table:table-cell>
                <text:p text:style-name="P2"><text:span text:style-name="T5">1</text:span></text:p>
              </table:table-cell>
              <table:table-cell>
                <text:p text:style-name="P2"><text:span text:style-name="T5">1-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8">
              <table:table-cell table:style-name="ce7">
                <text:p text:style-name="P4">jakkihärkä</text:p>
              </table:table-cell>
              <table:table-cell>
                <text:p text:style-name="P5">1</text:p>
              </table:table-cell>
              <table:table-cell>
                <text:p text:style-name="P5">1-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9">
                <text:p><text:span text:style-name="T6">soutuvene</text:span></text:p>
              </table:table-cell>
              <table:table-cell>
                <text:p text:style-name="P2"><text:span text:style-name="T5">1-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><text:span text:style-name="T6">laiva</text:span></text:p>
              </table:table-cell>
              <table:table-cell>
                <text:p text:style-name="P2"><text:span text:style-name="T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><text:span text:style-name="T6">Lentävä matto</text:span></text:p>
              </table:table-cell>
              <table:table-cell>
                <text:p text:style-name="P6">1-2</text:p>
              </table:table-cell>
              <table:table-cell>
                <text:p text:style-name="P6">1-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5H51M59S</meta:editing-duration>
    <meta:editing-cycles>25</meta:editing-cycles>
    <meta:generator>OpenOffice.org/3.3$Win32 OpenOffice.org_project/330m20$Build-9567</meta:generator>
    <dc:date>2014-03-07T16:13:40.84</dc:date>
    <dc:creator>Antti Räisälä</dc:creator>
    <meta:document-statistic meta:object-count="50"/>
  </office:meta>
</office:document-meta>
</file>